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b0e"/>
    </style:style>
    <style:style style:name="P2" style:family="paragraph" style:parent-style-name="Standard">
      <style:text-properties officeooo:rsid="00046b0e" officeooo:paragraph-rsid="00046b0e"/>
    </style:style>
    <style:style style:name="P3" style:family="paragraph" style:parent-style-name="Standard">
      <style:text-properties officeooo:rsid="00053b76" officeooo:paragraph-rsid="00053b76"/>
    </style:style>
    <style:style style:name="P4" style:family="paragraph" style:parent-style-name="Standard">
      <style:text-properties officeooo:rsid="00053b76" officeooo:paragraph-rsid="00073a28"/>
    </style:style>
    <style:style style:name="P5" style:family="paragraph" style:parent-style-name="Standard">
      <style:text-properties officeooo:rsid="00073a28" officeooo:paragraph-rsid="00073a28"/>
    </style:style>
    <style:style style:name="P6" style:family="paragraph" style:parent-style-name="Standard">
      <style:text-properties fo:color="#c9211e" loext:opacity="100%" officeooo:rsid="00046b0e"/>
    </style:style>
    <style:style style:name="P7" style:family="paragraph" style:parent-style-name="Standard">
      <style:text-properties fo:color="#c9211e" loext:opacity="100%" officeooo:rsid="00073a28" officeooo:paragraph-rsid="00073a28"/>
    </style:style>
    <style:style style:name="P8" style:family="paragraph" style:parent-style-name="Standard">
      <style:text-properties fo:color="#c9211e" loext:opacity="100%" officeooo:rsid="000939ac" officeooo:paragraph-rsid="000939ac"/>
    </style:style>
    <style:style style:name="P9" style:family="paragraph" style:parent-style-name="Standard">
      <style:text-properties fo:color="#c9211e" loext:opacity="100%" officeooo:rsid="00121fc3" officeooo:paragraph-rsid="00121fc3"/>
    </style:style>
    <style:style style:name="P10" style:family="paragraph" style:parent-style-name="Standard">
      <style:text-properties fo:color="#c9211e" loext:opacity="100%" officeooo:rsid="001d26c4" officeooo:paragraph-rsid="001d26c4"/>
    </style:style>
    <style:style style:name="P11" style:family="paragraph" style:parent-style-name="Standard">
      <style:text-properties fo:color="#000000" loext:opacity="100%" officeooo:rsid="000939ac" officeooo:paragraph-rsid="000939ac"/>
    </style:style>
    <style:style style:name="P12" style:family="paragraph" style:parent-style-name="Standard">
      <style:text-properties fo:color="#000000" loext:opacity="100%" officeooo:rsid="00097ec8" officeooo:paragraph-rsid="00097ec8"/>
    </style:style>
    <style:style style:name="P13" style:family="paragraph" style:parent-style-name="Standard">
      <style:text-properties fo:color="#000000" loext:opacity="100%" officeooo:rsid="000b5a27" officeooo:paragraph-rsid="000b5a27"/>
    </style:style>
    <style:style style:name="P14" style:family="paragraph" style:parent-style-name="Standard">
      <style:text-properties fo:color="#000000" loext:opacity="100%" officeooo:rsid="000d327f" officeooo:paragraph-rsid="000d327f"/>
    </style:style>
    <style:style style:name="P15" style:family="paragraph" style:parent-style-name="Standard">
      <style:text-properties fo:color="#000000" loext:opacity="100%" officeooo:rsid="000d89d3" officeooo:paragraph-rsid="000d89d3"/>
    </style:style>
    <style:style style:name="P16" style:family="paragraph" style:parent-style-name="Standard">
      <style:text-properties fo:color="#000000" loext:opacity="100%" officeooo:rsid="000de91b" officeooo:paragraph-rsid="000de91b"/>
    </style:style>
    <style:style style:name="P17" style:family="paragraph" style:parent-style-name="Standard">
      <style:text-properties fo:color="#000000" loext:opacity="100%" officeooo:rsid="000ed465" officeooo:paragraph-rsid="000ed465"/>
    </style:style>
    <style:style style:name="P18" style:family="paragraph" style:parent-style-name="Standard">
      <style:text-properties fo:color="#000000" loext:opacity="100%" officeooo:rsid="0012a225" officeooo:paragraph-rsid="0012a225"/>
    </style:style>
    <style:style style:name="P19" style:family="paragraph" style:parent-style-name="Standard">
      <style:text-properties fo:color="#000000" loext:opacity="100%" officeooo:rsid="0012a225" officeooo:paragraph-rsid="0013ed9f"/>
    </style:style>
    <style:style style:name="P20" style:family="paragraph" style:parent-style-name="Standard">
      <style:text-properties fo:color="#000000" loext:opacity="100%" officeooo:rsid="0012a225" officeooo:paragraph-rsid="001a5719"/>
    </style:style>
    <style:style style:name="P21" style:family="paragraph" style:parent-style-name="Standard">
      <style:text-properties fo:color="#000000" loext:opacity="100%" officeooo:rsid="001a5719" officeooo:paragraph-rsid="001a5719"/>
    </style:style>
    <style:style style:name="P22" style:family="paragraph" style:parent-style-name="Standard">
      <style:text-properties fo:color="#000000" loext:opacity="100%" officeooo:rsid="001a1871" officeooo:paragraph-rsid="001a1871"/>
    </style:style>
    <style:style style:name="P23" style:family="paragraph" style:parent-style-name="Standard">
      <style:text-properties fo:color="#ff0000" loext:opacity="100%" officeooo:rsid="000939ac" officeooo:paragraph-rsid="000939ac"/>
    </style:style>
    <style:style style:name="P24" style:family="paragraph" style:parent-style-name="Standard">
      <style:text-properties fo:color="#ff0000" loext:opacity="100%" officeooo:rsid="00097ec8" officeooo:paragraph-rsid="00097ec8"/>
    </style:style>
    <style:style style:name="P25" style:family="paragraph" style:parent-style-name="Standard">
      <style:text-properties fo:color="#ff0000" loext:opacity="100%" officeooo:rsid="000de91b" officeooo:paragraph-rsid="000de91b"/>
    </style:style>
    <style:style style:name="P26" style:family="paragraph" style:parent-style-name="Standard">
      <style:text-properties fo:color="#ff0000" loext:opacity="100%" officeooo:rsid="000ed465" officeooo:paragraph-rsid="000ed465"/>
    </style:style>
    <style:style style:name="P27" style:family="paragraph" style:parent-style-name="Standard">
      <style:text-properties fo:color="#000000" loext:opacity="100%" officeooo:rsid="001d26c4" officeooo:paragraph-rsid="001d26c4"/>
    </style:style>
    <style:style style:name="P28" style:family="paragraph" style:parent-style-name="Standard">
      <style:text-properties fo:color="#000000" loext:opacity="100%" officeooo:rsid="001e01b2" officeooo:paragraph-rsid="001e01b2"/>
    </style:style>
    <style:style style:name="P29" style:family="paragraph" style:parent-style-name="Standard">
      <style:text-properties fo:color="#000000" loext:opacity="100%" officeooo:rsid="001ff132" officeooo:paragraph-rsid="001ff132"/>
    </style:style>
    <style:style style:name="P30" style:family="paragraph" style:parent-style-name="Standard">
      <style:text-properties fo:color="#c9211e" loext:opacity="100%" officeooo:rsid="001e01b2" officeooo:paragraph-rsid="001e01b2"/>
    </style:style>
    <style:style style:name="T1" style:family="text">
      <style:text-properties officeooo:rsid="00053b76"/>
    </style:style>
    <style:style style:name="T2" style:family="text">
      <style:text-properties officeooo:rsid="00073a28"/>
    </style:style>
    <style:style style:name="T3" style:family="text">
      <style:text-properties officeooo:rsid="000d327f"/>
    </style:style>
    <style:style style:name="T4" style:family="text">
      <style:text-properties officeooo:rsid="000d89d3"/>
    </style:style>
    <style:style style:name="T5" style:family="text">
      <style:text-properties fo:color="#3465a4" loext:opacity="100%"/>
    </style:style>
    <style:style style:name="T6" style:family="text">
      <style:text-properties fo:color="#168253" loext:opacity="100%"/>
    </style:style>
    <style:style style:name="T7" style:family="text">
      <style:text-properties fo:color="#ea7500" loext:opacity="100%"/>
    </style:style>
    <style:style style:name="T8" style:family="text">
      <style:text-properties officeooo:rsid="00121fc3"/>
    </style:style>
    <style:style style:name="T9" style:family="text">
      <style:text-properties officeooo:rsid="0013ed9f"/>
    </style:style>
    <style:style style:name="T10" style:family="text">
      <style:text-properties officeooo:rsid="0018f410"/>
    </style:style>
    <style:style style:name="T11" style:family="text">
      <style:text-properties officeooo:rsid="001a57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086 (16-bit) Registers</text:p>
      <text:p text:style-name="P1"/>
      <text:p text:style-name="P2">GPR: <text:tab/>AH, AL (AX) → Akkumulator</text:p>
      <text:p text:style-name="P2"><text:tab/>BH, BL (BX)<text:tab/>→ Base registers (Address procedure/variable)</text:p>
      <text:p text:style-name="P2"><text:tab/>CH, CL (CX)<text:tab/>→ Count register (loops)</text:p>
      <text:p text:style-name="P2"><text:tab/>DH, DL (DX)<text:tab/>→ Data (mult/div)</text:p>
      <text:p text:style-name="P2"/>
      <text:p text:style-name="P2">Segment Registers:</text:p>
      <text:p text:style-name="P2"><text:tab/>CS (Code segment)<text:tab/>→ base location program code</text:p>
      <text:p text:style-name="P2"><text:tab/>DS (Data segment)<text:tab/>→ base location variables <text:span text:style-name="T3">(data)</text:span></text:p>
      <text:p text:style-name="P2"><text:tab/>SS (Stack segment)<text:tab/>→ base location stack</text:p>
      <text:p text:style-name="P2"><text:tab/>ES (Extra segment)<text:tab/>→ base location variable (additional)</text:p>
      <text:p text:style-name="P2"/>
      <text:p text:style-name="P2">Index Registers:</text:p>
      <text:p text:style-name="P2"><text:tab/>SI <text:span text:style-name="T1">(source index)<text:tab/>→ copy strings</text:span></text:p>
      <text:p text:style-name="P2"><text:tab/><text:span text:style-name="T1">DI (destination index)<text:tab/>→ copy strings</text:span></text:p>
      <text:p text:style-name="P2"><text:tab/><text:span text:style-name="T1">BP (base pointer)<text:tab/>→ offset from SS (locate variables on stack)</text:span></text:p>
      <text:p text:style-name="P2"><text:tab/><text:span text:style-name="T1">SP (stack pointer)<text:tab/>→ offset from SS (locate stacks top)</text:span></text:p>
      <text:p text:style-name="P2"/>
      <text:p text:style-name="P3">Instruction pointer:</text:p>
      <text:p text:style-name="P3"><text:tab/>IP<text:tab/>→ next instruction to execute</text:p>
      <text:p text:style-name="P3"/>
      <text:p text:style-name="P3">Flags register:</text:p>
      <text:p text:style-name="P3"><text:tab/>Flags</text:p>
      <text:p text:style-name="P3"/>
      <text:p text:style-name="P7">80386 (32-bit) Registers</text:p>
      <text:p text:style-name="P5"/>
      <text:p text:style-name="P5">GPR:<text:tab/>EAX</text:p>
      <text:p text:style-name="P5"><text:tab/>EBX</text:p>
      <text:p text:style-name="P5"><text:tab/>ECX</text:p>
      <text:p text:style-name="P5"><text:tab/>EDX</text:p>
      <text:p text:style-name="P5"><text:tab/></text:p>
      <text:p text:style-name="P5"><text:tab/>ESI<text:tab/>→ <text:span text:style-name="T8">source index</text:span></text:p>
      <text:p text:style-name="P5"><text:tab/>EDI<text:tab/>→ <text:span text:style-name="T8">destination index</text:span></text:p>
      <text:p text:style-name="P5"><text:tab/>EBP<text:tab/>→ <text:span text:style-name="T8">base pointer</text:span></text:p>
      <text:p text:style-name="P5"><text:tab/>ESP<text:tab/>→ <text:span text:style-name="T8">stack pointer</text:span></text:p>
      <text:p text:style-name="P5"/>
      <text:p text:style-name="P5">Segment registers (16-bit):</text:p>
      <text:p text:style-name="P5"><text:tab/>CS</text:p>
      <text:p text:style-name="P5"><text:tab/>DS</text:p>
      <text:p text:style-name="P5"><text:tab/>SS</text:p>
      <text:p text:style-name="P5"><text:tab/>ES</text:p>
      <text:p text:style-name="P5"><text:tab/>FS</text:p>
      <text:p text:style-name="P5"><text:tab/>GS</text:p>
      <text:p text:style-name="P5"/>
      <text:p text:style-name="P4">Instruction pointer:</text:p>
      <text:p text:style-name="P4"><text:tab/><text:span text:style-name="T2">E</text:span>IP<text:tab/>→ next instruction to execute</text:p>
      <text:p text:style-name="P4"/>
      <text:p text:style-name="P4">Flags register:</text:p>
      <text:p text:style-name="P4"><text:tab/><text:span text:style-name="T2">E</text:span>flags</text:p>
      <text:p text:style-name="P4"/>
      <text:p text:style-name="P4"/>
      <text:p text:style-name="P7"><text:soft-page-break/>x86_64 (64-bit) registers</text:p>
      <text:p text:style-name="P5"/>
      <text:p text:style-name="P5">GPR: <text:tab/>RAX</text:p>
      <text:p text:style-name="P5"><text:tab/>RBX</text:p>
      <text:p text:style-name="P5"><text:tab/>RCX</text:p>
      <text:p text:style-name="P5"><text:tab/>RDX</text:p>
      <text:p text:style-name="P5"><text:tab/>RBP</text:p>
      <text:p text:style-name="P5"><text:tab/>RSP</text:p>
      <text:p text:style-name="P5"><text:tab/>RSI</text:p>
      <text:p text:style-name="P5"><text:tab/>RDI</text:p>
      <text:p text:style-name="P5"><text:tab/>R8</text:p>
      <text:p text:style-name="P5"><text:tab/>R…</text:p>
      <text:p text:style-name="P5"><text:tab/>R15</text:p>
      <text:p text:style-name="P5"/>
      <text:p text:style-name="P4">Instruction pointer:</text:p>
      <text:p text:style-name="P5"><text:tab/>RIP<text:span text:style-name="T1"><text:tab/>→ next instruction to execute</text:span></text:p>
      <text:p text:style-name="P5"/>
      <text:p text:style-name="P4">Flags register:</text:p>
      <text:p text:style-name="P5"><text:tab/>Rflags</text:p>
      <text:p text:style-name="P5"/>
      <text:p text:style-name="P8">Flags</text:p>
      <text:p text:style-name="P8"/>
      <text:p text:style-name="P11">Control flags:<text:tab/></text:p>
      <text:p text:style-name="P11"/>
      <text:p text:style-name="P11">Status flags:<text:tab/>Overflow<text:tab/>→ signed arithmetic op too large for destination</text:p>
      <text:p text:style-name="P11"><text:tab/><text:tab/>Sign<text:tab/><text:tab/>→ result arithmetic/logical op negative</text:p>
      <text:p text:style-name="P11"><text:tab/><text:tab/>Zero<text:tab/><text:tab/>→ result -||- zero</text:p>
      <text:p text:style-name="P11"><text:tab/><text:tab/>Carry<text:tab/><text:tab/>→ unsigned arithmetic op too large for destination</text:p>
      <text:p text:style-name="P11"><text:tab/><text:tab/>Parity<text:tab/><text:tab/>→ least-significant byte in result even number of 1s</text:p>
      <text:p text:style-name="P11"><text:tab/><text:tab/>Auxiliary Carry→ arithmetic op causes carry from 3 to 4 in 8bit operand</text:p>
      <text:p text:style-name="P11"/>
      <text:p text:style-name="P23">MMX Registers</text:p>
      <text:p text:style-name="P11">→ advanced multimedia and communication apps</text:p>
      <text:p text:style-name="P11">→ 8 64bit regs</text:p>
      <text:p text:style-name="P11"/>
      <text:p text:style-name="P23">XMM Registers</text:p>
      <text:p text:style-name="P11">→ 8 128bit regs</text:p>
      <text:p text:style-name="P11"/>
      <text:p text:style-name="P23">FPU (floating point unit)</text:p>
      <text:p text:style-name="P11"/>
      <text:p text:style-name="P12">80bit data registers:<text:tab/><text:tab/>ST(0) – ST(7)</text:p>
      <text:p text:style-name="P12">48bit pointer registers:<text:tab/>FPU instruction pointer</text:p>
      <text:p text:style-name="P12"><text:tab/><text:tab/><text:tab/><text:tab/>FPU data pointer</text:p>
      <text:p text:style-name="P12">16bit control registers:<text:tab/>Tag Register</text:p>
      <text:p text:style-name="P12"><text:tab/><text:tab/><text:tab/><text:tab/>Control Register</text:p>
      <text:p text:style-name="P12"><text:tab/><text:tab/><text:tab/><text:tab/>Status Register</text:p>
      <text:p text:style-name="P12">Opcode Register</text:p>
      <text:p text:style-name="P12"/>
      <text:p text:style-name="P12"/>
      <text:p text:style-name="P12"/>
      <text:p text:style-name="P12"/>
      <text:p text:style-name="P12"/>
      <text:p text:style-name="P24"><text:soft-page-break/>Real Mode:</text:p>
      <text:p text:style-name="P12">→ 1MB memory → 0x00000 – 0xFFFFF</text:p>
      <text:p text:style-name="P12">→ only one program at a time</text:p>
      <text:p text:style-name="P12">→ apps can access any memory location</text:p>
      <text:p text:style-name="P12"/>
      <text:p text:style-name="P13">seg 0x8000 : offset 0x0000 to seg 0x8000 : offset 0xFFFF; next segment <text:tab/>0x9000 (64KiB)</text:p>
      <text:p text:style-name="P14">(offset is linear address, 8086 only had 16 bit addresses → expanded to „20 bit address bus“ (1MiB memory))</text:p>
      <text:p text:style-name="P13">→ (0x8000 &lt;&lt; 4) + <text:span text:style-name="T3">0x0250 = 0x80250</text:span></text:p>
      <text:p text:style-name="P13">→ <text:span text:style-name="T4">segment addresses in CS, DS, SS, ...</text:span></text:p>
      <text:p text:style-name="P12"/>
      <text:p text:style-name="P24">Protected Mode:</text:p>
      <text:p text:style-name="P12">→ multiple programs</text:p>
      <text:p text:style-name="P12">→ 4GB memory per program</text:p>
      <text:p text:style-name="P12">→ apps can’t access other memory areas</text:p>
      <text:p text:style-name="P12"/>
      <text:p text:style-name="P15">4GB linear address space</text:p>
      <text:p text:style-name="P15">CS, DS, SS, … contain reference code/data/stack segment descriptor tables (used by OS to keep track of application segments)</text:p>
      <text:p text:style-name="P15"/>
      <text:p text:style-name="P15">Flat segmentation model:</text:p>
      <text:p text:style-name="P15">descriptor:<text:tab/>base address: 0x00000000; limit: 0x0040; access: (bits on how segment can be used)</text:p>
      <text:p text:style-name="P15"><text:tab/><text:tab/>→ 0x00000 - 0x40000</text:p>
      <text:p text:style-name="P12"/>
      <text:p text:style-name="P24">virtual 8086 Mode:</text:p>
      <text:p text:style-name="P12">→ virtual 8086 machine with own 1MB memory</text:p>
      <text:p text:style-name="P12"/>
      <text:p text:style-name="P25">Directives:</text:p>
      <text:p text:style-name="P16">.CODE<text:tab/>→ start of code segment</text:p>
      <text:p text:style-name="P16">.DATA<text:tab/><text:tab/>→ start of data segment</text:p>
      <text:p text:style-name="P16">.STACK<text:tab/>→ start of stack segment</text:p>
      <text:p text:style-name="P16">.END<text:tab/><text:tab/>→ end of module</text:p>
      <text:p text:style-name="P16">.DD<text:tab/><text:tab/>→ allocate double word / 4 bytes storage</text:p>
      <text:p text:style-name="P16">.DWORD<text:tab/>→ -||-</text:p>
      <text:p text:style-name="P16"/>
      <text:p text:style-name="P26">Instructions:</text:p>
      <text:p text:style-name="P17"><text:span text:style-name="T5">[label:]</text:span> <text:span text:style-name="T6">mnemonic</text:span> <text:span text:style-name="T7">[operands]</text:span> [;comment]</text:p>
      <text:p text:style-name="P17"/>
      <text:p text:style-name="P17">Data label:<text:tab/><text:span text:style-name="T5">count</text:span> <text:span text:style-name="T6">DWORD</text:span> <text:span text:style-name="T7">100<text:tab/></text:span>→ variable count type DWORD value 100</text:p>
      <text:p text:style-name="P17"><text:tab/><text:tab/><text:span text:style-name="T5">amount</text:span> <text:span text:style-name="T6">DWORD</text:span> <text:span text:style-name="T7">100<text:tab/>, 200 </text:span>→ variable amount type DWORD value 100 immediately <text:tab/><text:tab/><text:tab/><text:tab/><text:tab/><text:tab/>followed by 200 in memory</text:p>
      <text:p text:style-name="P17">Code label:<text:tab/><text:span text:style-name="T5">start:<text:tab/><text:tab/><text:tab/></text:span>→ e.g. loops</text:p>
      <text:p text:style-name="P17"><text:tab/><text:tab/><text:tab/>mov ax, bx</text:p>
      <text:p text:style-name="P17"><text:tab/><text:tab/><text:tab/>jmp star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<text:soft-page-break/>Basic program:</text:p>
      <text:p text:style-name="P17">.data</text:p>
      <text:p text:style-name="P17"><text:tab/><text:tab/>; variables here</text:p>
      <text:p text:style-name="P17">.code</text:p>
      <text:p text:style-name="P17">main PROC</text:p>
      <text:p text:style-name="P17"><text:tab/><text:tab/>; instructions here</text:p>
      <text:p text:style-name="P17">main ENDP</text:p>
      <text:p text:style-name="P17"><text:tab/><text:tab/>; additional procedures here</text:p>
      <text:p text:style-name="P17">END main</text:p>
      <text:p text:style-name="P17"/>
      <text:p text:style-name="P9">Stack Frame:</text:p>
      <text:p text:style-name="P18">C++ call: add(1,2); <text:s/>(for function: int add(int a, int b);)</text:p>
      <text:p text:style-name="P18"/>
      <text:p text:style-name="P18">ASM routine:</text:p>
      <text:p text:style-name="P18">.code</text:p>
      <text:p text:style-name="P18">add proc</text:p>
      <text:p text:style-name="P18"><text:tab/>; init stack frame</text:p>
      <text:p text:style-name="P18"><text:tab/>push ebp</text:p>
      <text:p text:style-name="P18"><text:tab/>mov ebp, esp</text:p>
      <text:p text:style-name="P18"><text:tab/>…</text:p>
      <text:p text:style-name="P18"><text:tab/></text:p>
      <text:p text:style-name="P18"><text:tab/></text:p>
      <text:p text:style-name="P18"><text:tab/>; deinit stack frame</text:p>
      <text:p text:style-name="P18"><text:tab/>pop ebp</text:p>
      <text:p text:style-name="P18"><text:tab/>ret</text:p>
      <text:p text:style-name="P18">add endp</text:p>
      <text:p text:style-name="P18">end</text:p>
      <text:p text:style-name="P18"/>
      <text:p text:style-name="P18">ASM call:</text:p>
      <text:p text:style-name="P18">push <text:span text:style-name="T11">2<text:tab/><text:tab/><text:tab/>→ reversed order of parameters → EBP in procedure + Offset = asc. order</text:span></text:p>
      <text:p text:style-name="P18">push <text:span text:style-name="T11">1</text:span></text:p>
      <text:p text:style-name="P18">call add</text:p>
      <text:p text:style-name="P18"/>
      <text:p text:style-name="P20">Stack frame layout: <text:tab/>[ebp <text:span text:style-name="T9">+ 0</text:span>] → previous base pointer <text:span text:style-name="T10">(32 bit)<text:tab/><text:tab/>→ </text:span><text:span text:style-name="T11">cur proc pushes EBP </text:span>(for this code)<text:span text:style-name="T11"><text:tab/><text:tab/><text:tab/><text:tab/><text:tab/><text:tab/><text:tab/><text:tab/><text:tab/>and mov ESP to EBP</text:span></text:p>
      <text:p text:style-name="P18"><text:tab/><text:tab/><text:tab/>[ebp + <text:span text:style-name="T9">4</text:span>] → return address <text:span text:style-name="T10">(32 bit)<text:tab/><text:tab/><text:tab/>→ </text:span><text:span text:style-name="T11">call pushes EIP</text:span></text:p>
      <text:p text:style-name="P18"><text:tab/><text:tab/><text:tab/>[ebp + <text:span text:style-name="T9">8</text:span>] → <text:span text:style-name="T9">parameter a (32 bit int → 4 Byte)<text:tab/>→ </text:span><text:span text:style-name="T11">prev proc push</text:span></text:p>
      <text:p text:style-name="P19"><text:tab/><text:tab/><text:tab/>[ebp + <text:span text:style-name="T9">C</text:span>] → <text:span text:style-name="T9">parameter b (32 bit int → 4 Byte)<text:tab/>→ </text:span><text:span text:style-name="T11">prev proc push</text:span></text:p>
      <text:p text:style-name="P21">Local variables are on the top of the stack </text:p>
      <text:p text:style-name="P21">→ ESP (push decrements stack pointer and stores value) → so effectively at e.g. [epb – 4] and so on</text:p>
      <text:p text:style-name="P19"/>
      <text:p text:style-name="P22">Usually preserved registers:<text:tab/>EBX, ESI, EDI, EBP</text:p>
      <text:p text:style-name="P22"/>
      <text:p text:style-name="P10">Assembler Symbols</text:p>
      <text:p text:style-name="P27">$<text:tab/>→ current value of location counter/offset of start of current memory block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soft-page-break/>MMX Registers</text:p>
      <text:p text:style-name="P28">→ advanced multimedia and communication</text:p>
      <text:p text:style-name="P28">→ first in Pentium processors</text:p>
      <text:p text:style-name="P28"/>
      <text:p text:style-name="P28">8 64-bit registers in x86</text:p>
      <text:p text:style-name="P28">8 128-bit registers in x86</text:p>
      <text:p text:style-name="P29">using SIMD instructions → Single instruction multiple data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31:36.295000000</meta:creation-date>
    <dc:date>2024-08-15T19:02:57.197000000</dc:date>
    <meta:editing-duration>PT55M26S</meta:editing-duration>
    <meta:editing-cycles>14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54" meta:word-count="737" meta:character-count="4221" meta:non-whitespace-character-count="3499"/>
  </office:meta>
</office:document-meta>
</file>